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4" style:family="paragraph" style:parent-style-name="Standard">
      <style:paragraph-properties fo:margin-left="0in" fo:margin-right="0in" fo:text-indent="0.5307in" style:auto-text-indent="false"/>
    </style:style>
    <style:style style:name="P5" style:family="paragraph" style:parent-style-name="Standard">
      <style:paragraph-properties fo:margin-left="0.5307in" fo:margin-right="0in" fo:text-indent="0in" style:auto-text-indent="fals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Heading_20_1">
      <style:paragraph-properties fo:text-align="center" style:justify-single-word="false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font-name-asian="Times New Roman1" style:font-name-complex="Times New Roman1"/>
    </style:style>
    <style:style style:name="T3" style:family="text">
      <style:text-properties style:text-position="sub 58%" style:font-name="Times New Roman1"/>
    </style:style>
    <style:style style:name="T4" style:family="text">
      <style:text-properties style:text-position="sub 58%" style:font-name="Times New Roman1" style:font-name-asian="Times New Roman1" style:font-name-complex="Times New Roman1"/>
    </style:style>
    <style:style style:name="T5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y Tom-Trix</text:p>
      <text:h text:style-name="P7" text:outline-level="1">Тест на Бустинг и AdaBoost</text:h>
      <text:p text:style-name="Standard"/>
      <text:list xml:id="list2159325668" text:style-name="L1">
        <text:list-item>
          <text:p text:style-name="P1">Общая идея бустинга заключается в:</text:p>
          <text:list>
            <text:list-item>
              <text:p text:style-name="P1">поиске классификаторов из обучающей выборки</text:p>
            </text:list-item>
            <text:list-item>
              <text:p text:style-name="P1">обучения простых классификаторов</text:p>
            </text:list-item>
            <text:list-item>
              <text:p text:style-name="P1">построения сильного классификатора на базе набора простых классификаторов</text:p>
            </text:list-item>
            <text:list-item>
              <text:p text:style-name="P1">нейтрализации шумов в обучающей выборке</text:p>
            </text:list-item>
          </text:list>
        </text:list-item>
        <text:list-item>
          <text:p text:style-name="P1">Сильный классификатор, получаемый методом AdaBoost, представляет собой:</text:p>
          <text:list>
            <text:list-item>
              <text:p text:style-name="P1">взвешанное среднее слабых классификаторов</text:p>
            </text:list-item>
            <text:list-item>
              <text:p text:style-name="P1">среднее арифметическое слабых классификаторов</text:p>
            </text:list-item>
            <text:list-item>
              <text:p text:style-name="P1">линейную комбинацию слабых классификаторов</text:p>
            </text:list-item>
            <text:list-item>
              <text:p text:style-name="P1">сумму весовых коэффициентов</text:p>
            </text:list-item>
          </text:list>
        </text:list-item>
        <text:list-item>
          <text:p text:style-name="P1">Какие методы в большей степени рекомендуются для построения простых классификаторов?</text:p>
          <text:list>
            <text:list-item>
              <text:p text:style-name="P1">линейная регрессия</text:p>
            </text:list-item>
            <text:list-item>
              <text:p text:style-name="P1">CART-деревья</text:p>
            </text:list-item>
            <text:list-item>
              <text:p text:style-name="P1">нейронные сети</text:p>
            </text:list-item>
            <text:list-item>
              <text:p text:style-name="P1">методы вейвлет-анализа</text:p>
            </text:list-item>
          </text:list>
        </text:list-item>
        <text:list-item>
          <text:p text:style-name="P1">На каждом шаге итерации алгоритм AdaBoost выбирает слабый классификатор:</text:p>
          <text:list>
            <text:list-item>
              <text:p text:style-name="P1">с минимальной текущей ошибкой</text:p>
            </text:list-item>
            <text:list-item>
              <text:p text:style-name="P1">с максимальной текущей ошибкой</text:p>
            </text:list-item>
            <text:list-item>
              <text:p text:style-name="P1">произвольный, ошибка которого не превосходит <text:span text:style-name="T1">½</text:span></text:p>
            </text:list-item>
            <text:list-item>
              <text:p text:style-name="P1">выбор осуществляется с помощью деревьев решений и в общем случае может не зависеть от ошибки</text:p>
            </text:list-item>
          </text:list>
        </text:list-item>
        <text:list-item>
          <text:p text:style-name="P1">Для весовых коэффициентов справедливо:</text:p>
          <text:list>
            <text:list-item>
              <text:p text:style-name="P1">0 <text:span text:style-name="T1">≤ D</text:span><text:span text:style-name="T3">i</text:span><text:span text:style-name="T1"> ≤ 1, <text:tab/></text:span><text:span text:style-name="T2">∑ = 1, <text:tab/><text:tab/>D</text:span><text:span text:style-name="T4">i</text:span><text:span text:style-name="T2"> не зависят от простого классификатора</text:span></text:p>
            </text:list-item>
            <text:list-item>
              <text:p text:style-name="P1"><text:span text:style-name="T2">-1 ≤ D</text:span><text:span text:style-name="T4">i</text:span><text:span text:style-name="T2"> ≤ 1, <text:tab/>∑ = 0<text:tab/><text:tab/>D</text:span><text:span text:style-name="T4">i</text:span><text:span text:style-name="T2"> не зависят от простого классификатора</text:span></text:p>
            </text:list-item>
            <text:list-item>
              <text:p text:style-name="P1">0 <text:span text:style-name="T1">≤ D</text:span><text:span text:style-name="T3">i</text:span><text:span text:style-name="T1"> ≤ 1, <text:tab/></text:span><text:span text:style-name="T2">∑ = 1, <text:tab/><text:tab/>D</text:span><text:span text:style-name="T4">i</text:span><text:span text:style-name="T2"> зависят от простого классификатора</text:span></text:p>
            </text:list-item>
            <text:list-item>
              <text:p text:style-name="P1"><text:span text:style-name="T2">-1 ≤ D</text:span><text:span text:style-name="T4">i</text:span><text:span text:style-name="T2"> ≤ 1, <text:tab/>∑ = 0<text:tab/><text:tab/>D</text:span><text:span text:style-name="T4">i</text:span><text:span text:style-name="T2"> зависят от простого классификатора</text:span></text:p>
            </text:list-item>
          </text:list>
        </text:list-item>
        <text:list-item>
          <text:p text:style-name="P1"><text:span text:style-name="T2">На каком шаге алгоритм AdaBoost прекращает работу?</text:span></text:p>
          <text:list>
            <text:list-item>
              <text:p text:style-name="P1"><text:span text:style-name="T2">когда ошибка станет меньше выбранного числа ε</text:span></text:p>
            </text:list-item>
            <text:list-item>
              <text:p text:style-name="P1"><text:span text:style-name="T2">когда ошибка станет больше выбранного числа ε</text:span></text:p>
            </text:list-item>
            <text:list-item>
              <text:p text:style-name="P1"><text:span text:style-name="T2">когда ошибка станет больше ½</text:span></text:p>
            </text:list-item>
            <text:list-item>
              <text:p text:style-name="P1"><text:span text:style-name="T2">количество итераций задаётся пользователем</text:span></text:p>
            </text:list-item>
          </text:list>
        </text:list-item>
        <text:list-item>
          <text:p text:style-name="P1"><text:span text:style-name="T2">С каждой итерацией алгоритма веса более слабых классификаторов:</text:span></text:p>
          <text:list>
            <text:list-item>
              <text:p text:style-name="P1"><text:span text:style-name="T2">уменьшаются</text:span></text:p>
            </text:list-item>
            <text:list-item>
              <text:p text:style-name="P1"><text:span text:style-name="T2">увеличиваются</text:span></text:p>
            </text:list-item>
            <text:list-item>
              <text:p text:style-name="P1"><text:span text:style-name="T2">могут и увеличиваться, и уменьшаться</text:span></text:p>
            </text:list-item>
            <text:list-item>
              <text:p text:style-name="P1"><text:span text:style-name="T2">не изменяются</text:span></text:p>
            </text:list-item>
          </text:list>
        </text:list-item>
        <text:list-item>
          <text:p text:style-name="P1"><text:span text:style-name="T2">Алгоритм AdaBoost, построенный на stump-классификаторах, является</text:span></text:p>
          <text:list>
            <text:list-item>
              <text:p text:style-name="P1"><text:span text:style-name="T2">точным алгоритмом</text:span></text:p>
            </text:list-item>
            <text:list-item>
              <text:p text:style-name="P1"><text:span text:style-name="T2">эвристическим алгоритмом</text:span></text:p>
            </text:list-item>
            <text:list-item>
              <text:p text:style-name="P1"><text:span text:style-name="T2">жадным алгоритмом</text:span></text:p>
            </text:list-item>
            <text:list-item>
              <text:p text:style-name="P1"><text:span text:style-name="T2">всё вышеперечисленное неверно</text:span></text:p>
            </text:list-item>
          </text:list>
        </text:list-item>
        <text:list-item>
          <text:p text:style-name="P1"><text:span text:style-name="T2">Как алгоритм AdaBoost справляется с шумами и выбросами в тестовых данных?</text:span></text:p>
          <text:list>
            <text:list-item>
              <text:p text:style-name="P1"><text:span text:style-name="T2">способен подавлять шумы и выбросы в тестовой выборке</text:span></text:p>
            </text:list-item>
            <text:list-item>
              <text:p text:style-name="P1"><text:span text:style-name="T2">сильно чувствителен к шумам и выбросам</text:span></text:p>
            </text:list-item>
            <text:list-item>
              <text:p text:style-name="P1"><text:soft-page-break/><text:span text:style-name="T2">шумы и выбросы не влияют на ход работы алгоритма</text:span></text:p>
            </text:list-item>
            <text:list-item>
              <text:p text:style-name="P1"><text:span text:style-name="T2">всё вышеперечисленное неверно ввиду того, что алгоритм не использует тестовую выборку</text:span></text:p>
            </text:list-item>
          </text:list>
        </text:list-item>
        <text:list-item>
          <text:p text:style-name="P1"><text:span text:style-name="T2">Методы бустинга не применяют для решения задач:</text:span></text:p>
          <text:list>
            <text:list-item>
              <text:p text:style-name="P1"><text:span text:style-name="T2">классификации</text:span></text:p>
            </text:list-item>
            <text:list-item>
              <text:p text:style-name="P1"><text:span text:style-name="T2">регрессии</text:span></text:p>
            </text:list-item>
            <text:list-item>
              <text:p text:style-name="P1"><text:span text:style-name="T2">дискретизации</text:span></text:p>
            </text:list-item>
            <text:list-item>
              <text:p text:style-name="P1"><text:span text:style-name="T2">прогнозирования</text:span></text:p>
            </text:list-item>
          </text:list>
        </text:list-item>
      </text:list>
      <text:p text:style-name="Standard"/>
      <text:h text:style-name="P6" text:outline-level="1">Ответы</text:h>
      <text:p text:style-name="Standard">Перед просмотром ответов настоятельно рекомендую:</text:p>
      <text:list xml:id="list100030541" text:style-name="L2">
        <text:list-item>
          <text:p text:style-name="P2">ознакомиться слитературой (без формул и теорем, главное понимать общую идею)</text:p>
        </text:list-item>
        <text:list-item>
          <text:p text:style-name="P2">прорешать тест <text:span text:style-name="T5">без помощи ответов</text:span></text:p>
        </text:list-item>
      </text:list>
      <text:p text:style-name="Standard">Итак, непосредственно ответы:</text:p>
      <text:p text:style-name="Standard"/>
      <text:list xml:id="list225906416" text:continue-list="list2159325668" text:style-name="L1">
        <text:list-item text:start-value="1">
          <text:p text:style-name="P1">Общая идея бустинга заключается в:</text:p>
        </text:list-item>
      </text:list>
      <text:p text:style-name="P4">c) построения сильного классификатора на базе набора простых классификаторов</text:p>
      <text:list xml:id="list1446449137" text:continue-numbering="true" text:style-name="L1">
        <text:list-item>
          <text:p text:style-name="P1">Сильный классификатор, получаемый методом AdaBoost, представляет собой:</text:p>
        </text:list-item>
      </text:list>
      <text:p text:style-name="P4">c) линейную комбинацию слабых классификаторов</text:p>
      <text:list xml:id="list1463468352" text:continue-numbering="true" text:style-name="L1">
        <text:list-item>
          <text:p text:style-name="P1">Какие методы в большей степени рекомендуются для построения простых классификаторов?</text:p>
        </text:list-item>
      </text:list>
      <text:p text:style-name="P5">b) CART-деревья</text:p>
      <text:list xml:id="list1443631714" text:continue-numbering="true" text:style-name="L1">
        <text:list-item>
          <text:p text:style-name="P1">На каждом шаге итерации алгоритм AdaBoost выбирает слабый классификатор:</text:p>
        </text:list-item>
      </text:list>
      <text:p text:style-name="P5">a) с минимальной текущей ошибкой</text:p>
      <text:list xml:id="list1506700622" text:continue-numbering="true" text:style-name="L1">
        <text:list-item>
          <text:p text:style-name="P1">Для весовых коэффициентов справедливо:</text:p>
        </text:list-item>
      </text:list>
      <text:p text:style-name="P5">a) 0 <text:span text:style-name="T1">≤ D</text:span><text:span text:style-name="T3">i</text:span><text:span text:style-name="T1"> ≤ 1, <text:tab/></text:span><text:span text:style-name="T2">∑ = 1, <text:tab/><text:tab/>D</text:span><text:span text:style-name="T4">i</text:span><text:span text:style-name="T2"> не зависят от простого классификатора</text:span></text:p>
      <text:list xml:id="list335563742" text:continue-numbering="true" text:style-name="L1">
        <text:list-item>
          <text:p text:style-name="P1"><text:span text:style-name="T2">На каком шаге алгоритм AdaBoost прекращает работу?</text:span></text:p>
        </text:list-item>
      </text:list>
      <text:p text:style-name="P5"><text:span text:style-name="T2">c) когда ошибка станет больше ½</text:span></text:p>
      <text:list xml:id="list696240980" text:continue-numbering="true" text:style-name="L1">
        <text:list-item>
          <text:p text:style-name="P1"><text:span text:style-name="T2">С каждой итерацией алгоритма веса более слабых классификаторов:</text:span></text:p>
        </text:list-item>
      </text:list>
      <text:p text:style-name="P5"><text:span text:style-name="T2">b) увеличиваются</text:span></text:p>
      <text:list xml:id="list1221956880" text:continue-numbering="true" text:style-name="L1">
        <text:list-item>
          <text:p text:style-name="P1"><text:span text:style-name="T2">Алгоритм AdaBoost, построенный на stump-классификаторах, является</text:span></text:p>
        </text:list-item>
      </text:list>
      <text:p text:style-name="P5"><text:span text:style-name="T2">c) жадным алгоритмом</text:span></text:p>
      <text:list xml:id="list1876014765" text:continue-numbering="true" text:style-name="L1">
        <text:list-item>
          <text:p text:style-name="P1"><text:span text:style-name="T2">Как алгоритм AdaBoost справляется с шумами и выбросами в тестовых данных?</text:span></text:p>
        </text:list-item>
      </text:list>
      <text:p text:style-name="P5"><text:span text:style-name="T2">b) сильно чувствителен к шумам и выбросам</text:span></text:p>
      <text:list xml:id="list1902375092" text:continue-numbering="true" text:style-name="L1">
        <text:list-item>
          <text:p text:style-name="P1"><text:span text:style-name="T2">Методы бустинга не применяют для решения задач:</text:span></text:p>
        </text:list-item>
      </text:list>
      <text:p text:style-name="P5"><text:span text:style-name="T2">c) дискретизации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409in" fo:margin-right="0.592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01:37:06</meta:creation-date>
    <dc:date>2012-11-27T03:02:24</dc:date>
    <meta:editing-duration>PT1H14M53S</meta:editing-duration>
    <meta:editing-cycles>39</meta:editing-cycles>
    <meta:generator>LibreOffice/3.5$Linux_X86_64 LibreOffice_project/350m1$Build-2</meta:generator>
    <meta:document-statistic meta:table-count="0" meta:image-count="0" meta:object-count="0" meta:page-count="3" meta:paragraph-count="77" meta:word-count="502" meta:character-count="671" meta:non-whitespace-character-count="2976"/>
  </office:meta>
</office:document-meta>
</file>